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nonaeroAnthroF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0.022359701507009">
            <text:p>0.0223597015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0.023856551717034">
            <text:p>0.0238565517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0.0256759657754716">
            <text:p>0.0256759658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0.0271071005172418">
            <text:p>0.0271071005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0.0284542416827437">
            <text:p>0.0284542417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0.0298768738917191">
            <text:p>0.0298768739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0.0316389357697803">
            <text:p>0.0316389358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0.0337078475818181">
            <text:p>0.0337078476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float" office:value="0.0357834017872206">
            <text:p>0.0357834018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0.0376375609906613">
            <text:p>0.037637561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0.0399419482896063">
            <text:p>0.0399419483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0.0423975889126016">
            <text:p>0.0423975889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0.0446945302928851">
            <text:p>0.0446945303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0.0464020417175106">
            <text:p>0.0464020417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0.0481686567911262">
            <text:p>0.0481686568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0.0500662609743994">
            <text:p>0.050066261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0.0520005487469173">
            <text:p>0.0520005487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0.0540671791634097">
            <text:p>0.0540671792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0.05604653261333">
            <text:p>0.0560465326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0.057965679784687">
            <text:p>0.0579656798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0.0599636716118741">
            <text:p>0.0599636716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0.0619452077642585">
            <text:p>0.0619452078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0.0638668650588072">
            <text:p>0.0638668651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0.0661503059883097">
            <text:p>0.066150306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0.0684555855313513">
            <text:p>0.0684555855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0.0708088651215336">
            <text:p>0.0708088651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0.0731700591346131">
            <text:p>0.0731700591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0.0754674078514723">
            <text:p>0.0754674079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0.077377274338814">
            <text:p>0.0773772743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0.0792305383815932">
            <text:p>0.0792305384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0.0809594752868658">
            <text:p>0.0809594753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0.0824743520360636">
            <text:p>0.082474352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0.0841387207397164">
            <text:p>0.0841387207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0.0857651489304747">
            <text:p>0.0857651489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0.0876268799173563">
            <text:p>0.0876268799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0896424812940782">
            <text:p>0.0896424813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0.0917619088733427">
            <text:p>0.0917619089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0.0937666356954704">
            <text:p>0.0937666357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0.0958524470091853">
            <text:p>0.095852447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0.0980459031601097">
            <text:p>0.0980459032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0.100156869894745">
            <text:p>0.1001568699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0.102478319915183">
            <text:p>0.1024783199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0.104838077061293">
            <text:p>0.1048380771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0.10727314626796">
            <text:p>0.1072731463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0.10937309173669">
            <text:p>0.1093730917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0.111804829670472">
            <text:p>0.1118048297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0.114041664461091">
            <text:p>0.1140416645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0.116262791051953">
            <text:p>0.1162627911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0.118418532502911">
            <text:p>0.1184185325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0.1204724613449">
            <text:p>0.1204724613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0.122353728822689">
            <text:p>0.1223537288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0.124348161557913">
            <text:p>0.1243481616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0.126553367711452">
            <text:p>0.1265533677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0.128554235415797">
            <text:p>0.1285542354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0.130458781076315">
            <text:p>0.1304587811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0.132257126369594">
            <text:p>0.1322571264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0.134058642767569">
            <text:p>0.1340586428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0.135855276869525">
            <text:p>0.1358552769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0.13754106049792">
            <text:p>0.1375410605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0.139460245884509">
            <text:p>0.1394602459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0.140947354469466">
            <text:p>0.1409473545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0.141600302643214">
            <text:p>0.1416003026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0.141919615595541">
            <text:p>0.1419196156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0.142662725582282">
            <text:p>0.1426627256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0.144068865395101">
            <text:p>0.1440688654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0.145654275776003">
            <text:p>0.1456542758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0.14719537827416">
            <text:p>0.1471953783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0.147919877709872">
            <text:p>0.1479198777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0.148815643730643">
            <text:p>0.1488156437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0.150182930292212">
            <text:p>0.1501829303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0.151486676249133">
            <text:p>0.1514866762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0.152464558620286">
            <text:p>0.1524645586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0.153152795599884">
            <text:p>0.1531527956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0.154102618482215">
            <text:p>0.1541026185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0.155196176935785">
            <text:p>0.1551961769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0.156626195789637">
            <text:p>0.1566261958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0.15826075923481">
            <text:p>0.1582607592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0.159600172275873">
            <text:p>0.1596001723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0.161260614224625">
            <text:p>0.1612606142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0.163420206879252">
            <text:p>0.1634202069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0.166742636818236">
            <text:p>0.1667426368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0.170260632273432">
            <text:p>0.1702606323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0.17263063160032">
            <text:p>0.1726306316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0.175482562454309">
            <text:p>0.1754825625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0.178437041081622">
            <text:p>0.1784370411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0.18078957703994">
            <text:p>0.180789577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0.183690308752844">
            <text:p>0.1836903088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0.187163816505848">
            <text:p>0.1871638165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0.190723010348241">
            <text:p>0.1907230103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0.194017288182753">
            <text:p>0.1940172882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0.197091437245266">
            <text:p>0.1970914372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0.20034149134706">
            <text:p>0.2003414913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0.204533619052073">
            <text:p>0.2045336191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0.208987487070466">
            <text:p>0.2089874871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0.213929576015231">
            <text:p>0.213929576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0.219224261906773">
            <text:p>0.2192242619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0.224674285663776">
            <text:p>0.2246742857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0.229875085722548">
            <text:p>0.2298750857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0.23536215720062">
            <text:p>0.2353621572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0.240991872719314">
            <text:p>0.2409918727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0.246588074246937">
            <text:p>0.2465880742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0.252202474444353">
            <text:p>0.2522024744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0.25802967480443">
            <text:p>0.2580296748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0.263220539821075">
            <text:p>0.2632205398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0.267535116486157">
            <text:p>0.2675351165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0.271662175916325">
            <text:p>0.2716621759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0.275652977645952">
            <text:p>0.2756529776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0.280040430143182">
            <text:p>0.2800404301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0.284760695970862">
            <text:p>0.284760696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0.290164255016758">
            <text:p>0.290164255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0.296210943046523">
            <text:p>0.296210943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0.302012142108668">
            <text:p>0.3020121421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0.307859029493674">
            <text:p>0.3078590295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0.314039900385316">
            <text:p>0.3140399004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0.320286992665445">
            <text:p>0.3202869927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0.32710942529039">
            <text:p>0.3271094253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0.33407057272748">
            <text:p>0.3340705727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0.341307625117056">
            <text:p>0.3413076251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0.347861996771157">
            <text:p>0.3478619968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0.354565738853597">
            <text:p>0.3545657389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0.362077340526099">
            <text:p>0.3620773405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0.369854383537704">
            <text:p>0.3698543835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0.378057411970348">
            <text:p>0.378057412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0.386715703457283">
            <text:p>0.3867157035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0.395516091765054">
            <text:p>0.3955160918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0.40417251011697">
            <text:p>0.4041725101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0.413028534783689">
            <text:p>0.4130285348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0.422058302278712">
            <text:p>0.4220583023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0.430207172642686">
            <text:p>0.4302071726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0.438251455521082">
            <text:p>0.4382514555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0.445633105975569">
            <text:p>0.445633106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0.452220273010751">
            <text:p>0.452220273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0.458766621973843">
            <text:p>0.458766622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0.466761204880222">
            <text:p>0.4667612049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0.475939053893957">
            <text:p>0.475939053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485568673170818">
            <text:p>0.4855686732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0.494390059496773">
            <text:p>0.4943900595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0.503569387775944">
            <text:p>0.5035693878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0.513060594981067">
            <text:p>0.513060595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0.522481588017984">
            <text:p>0.522481588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0.53257324861106">
            <text:p>0.5325732486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0.543519071752503">
            <text:p>0.5435190718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0.55588005216258">
            <text:p>0.5558800522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0.566843248265181">
            <text:p>0.5668432483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0.577998749312791">
            <text:p>0.5779987493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0.589707536381593">
            <text:p>0.5897075364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0.601358760112437">
            <text:p>0.6013587601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0.613713457914854">
            <text:p>0.6137134579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0.626174799344401">
            <text:p>0.6261747993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0.637352448243325">
            <text:p>0.6373524482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0.649005104842776">
            <text:p>0.6490051048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0.663227686274536">
            <text:p>0.6632276863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0.676173600049746">
            <text:p>0.6761736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0.687510917932405">
            <text:p>0.6875109179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0.697289595831784">
            <text:p>0.6972895958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.708777299327881">
            <text:p>0.7087772993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0.718374195962813">
            <text:p>0.718374196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0.728128008604517">
            <text:p>0.7281280086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0.737966803943055">
            <text:p>0.7379668039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0.74675468719833">
            <text:p>0.7467546872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0.751367614259873">
            <text:p>0.7513676143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0.754613203215543">
            <text:p>0.7546132032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0.759861781271415">
            <text:p>0.7598617813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0.765258895942463">
            <text:p>0.7652588959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0.771460284417015">
            <text:p>0.7714602844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0.776511972811586">
            <text:p>0.7765119728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0.782737526995681">
            <text:p>0.782737527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0.789778523269123">
            <text:p>0.7897785233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0.798085686358508">
            <text:p>0.7980856864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0.807963058122972">
            <text:p>0.8079630581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0.81900836849763">
            <text:p>0.8190083685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0.836058964066182">
            <text:p>0.8360589641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0.852467774550996">
            <text:p>0.8524677746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0.864835258924494">
            <text:p>0.8648352589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0.878772503415383">
            <text:p>0.8787725034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0.890738307889195">
            <text:p>0.8907383079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0.901739137390786">
            <text:p>0.9017391374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0.912201212928237">
            <text:p>0.9122012129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0.921423315231355">
            <text:p>0.9214233152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0.925501114560017">
            <text:p>0.9255011146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0.927795725291473">
            <text:p>0.9277957253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0.932098687082497">
            <text:p>0.9320986871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0.93849531979072">
            <text:p>0.9384953198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0.943772099974887">
            <text:p>0.9437721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0.949456451286082">
            <text:p>0.9494564513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0.956728455655651">
            <text:p>0.9567284557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0.964620001701626">
            <text:p>0.9646200017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0.9749182073284">
            <text:p>0.9749182073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0.988566169905376">
            <text:p>0.9885661699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1.00268414569372">
            <text:p>1.0026841457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.01739255647395">
            <text:p>1.0173925565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.03280716622435">
            <text:p>1.0328071662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.04852596113444">
            <text:p>1.0485259611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.06373825622195">
            <text:p>1.0637382562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1.08013646914392">
            <text:p>1.0801364691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.10187572923513">
            <text:p>1.1018757292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.12093063595419">
            <text:p>1.120930636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.1454440555655">
            <text:p>1.1454440556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.17080106225081">
            <text:p>1.1708010623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.19740179297709">
            <text:p>1.197401793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.22005927063485">
            <text:p>1.2200592706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.25224100171193">
            <text:p>1.2522410017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.27782988715246">
            <text:p>1.2778298872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.31195671927644">
            <text:p>1.3119567193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.34663109568715">
            <text:p>1.3466310957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.39506552507791">
            <text:p>1.3950655251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.42833023713709">
            <text:p>1.4283302371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.48386758714275">
            <text:p>1.4838675871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.54906940037927">
            <text:p>1.5490694004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.58718231148881">
            <text:p>1.5871823115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.61350185631729">
            <text:p>1.6135018563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.65159909102761">
            <text:p>1.651599091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.70755843952351">
            <text:p>1.7075584395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.76081870804091">
            <text:p>1.760818708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.81219647998041">
            <text:p>1.81219648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.86963195801011">
            <text:p>1.869631958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.91544703725074">
            <text:p>1.9154470373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.94845912990757">
            <text:p>1.9484591299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.99671741685704">
            <text:p>1.9967174169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2.04309587303974">
            <text:p>2.043095873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2.09085587682687">
            <text:p>2.0908558768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2.14142689479993">
            <text:p>2.1414268948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2.19837431825024">
            <text:p>2.1983743183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2.26932034581017">
            <text:p>2.269320345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2.32380026949289">
            <text:p>2.3238002695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2.36399775249416">
            <text:p>2.3639977525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2.40378784655065">
            <text:p>2.4037878466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2.4298701690692">
            <text:p>2.4298701691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2.44768435930427">
            <text:p>2.4476843593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.47944510051249">
            <text:p>2.479445100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2.51788387294911">
            <text:p>2.5178838729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2.55578413808849">
            <text:p>2.5557841381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.57897188175731">
            <text:p>2.5789718818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2.62874619996584">
            <text:p>2.6287462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2.66657038533067">
            <text:p>2.666570385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69261987662743">
            <text:p>2.6926198766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.72055544869897">
            <text:p>2.720555448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.75806465937819">
            <text:p>2.758064659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.80440627612034">
            <text:p>2.804406276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.82884176139376">
            <text:p>2.828841761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.86319462029721">
            <text:p>2.863194620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.90078653788079">
            <text:p>2.900786537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.93039528642154">
            <text:p>2.930395286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.97244704864764">
            <text:p>2.9724470486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.00040569956245">
            <text:p>3.000405699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.04780460709703">
            <text:p>3.047804607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.08781130381149">
            <text:p>3.087811303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.12194920661771">
            <text:p>3.1219492066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.17016101639192">
            <text:p>3.170161016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.20646352125613">
            <text:p>3.20646352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integer-digits="1" number:grouping="true"/>
      <number:text> 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-$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-$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-$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-$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Yes</number:text>
    </number:number-style>
    <number:number-style style:name="N138P1" style:volatile="true">
      <number:text>Yes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On</number:text>
    </number:number-style>
    <number:number-style style:name="N142P1" style:volatile="true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number:number-style style:name="N147P0" style:volatile="true">
      <number:number number:decimal-places="1" number:min-integer-digits="1" number:grouping="true"/>
      <number:text> </number:text>
    </number:number-style>
    <number:number-style style:name="N147P1" style:volatile="true">
      <number:text>-</number:text>
      <number:number number:decimal-places="1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3" number:min-integer-digits="1" number:grouping="true"/>
      <number:text> </number:text>
    </number:number-style>
    <number:number-style style:name="N150P1" style:volatile="true">
      <number:text>-</number:text>
      <number:number number:decimal-places="3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4" number:min-integer-digits="1" number:grouping="true"/>
      <number:text> </number:text>
    </number:number-style>
    <number:number-style style:name="N153P1" style:volatile="true">
      <number:text>-</number:text>
      <number:number number:decimal-places="4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6" number:min-integer-digits="1"/>
    </number:number-style>
    <number:number-style style:name="N155">
      <number:number number:decimal-places="5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3" number:min-integer-digits="1"/>
    </number:number-style>
    <number:number-style style:name="N158">
      <number:number number:decimal-places="8" number:min-integer-digits="1"/>
    </number:number-style>
    <number:number-style style:name="N159">
      <number:number number:decimal-places="7" number:min-integer-digits="1"/>
    </number:number-style>
    <number:date-style style:name="N160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2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29/06/2018</text:date>, <text:time>21:0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9T21:02:28.60</dc:date>
    <meta:generator>OpenOffice/4.0.1$Win32 OpenOffice.org_project/401m5$Build-9714</meta:generator>
    <meta:document-statistic meta:table-count="1" meta:cell-count="501" meta:object-count="0"/>
  </office:meta>
</office:document-meta>
</file>